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2*pi/1024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2]+(512-[.C2]))*[.D2]-PI()" office:value-type="float" office:value="-3.14159265358979" calcext:value-type="float">
            <text:p>-3.1415926536</text:p>
          </table:table-cell>
          <table:table-cell table:formula="of:=([.B2]+(512-[.C2]))*[.D2]-PI()" office:value-type="float" office:value="3.13545673043825" calcext:value-type="float">
            <text:p>3.135456730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3]+(512-[.C3]))*[.D3]-PI()" office:value-type="float" office:value="-3.14159265358979" calcext:value-type="float">
            <text:p>-3.1415926536</text:p>
          </table:table-cell>
          <table:table-cell table:formula="of:=([.B3]+(512-[.C3]))*[.D3]-PI()" office:value-type="float" office:value="3.13545673043825" calcext:value-type="float">
            <text:p>3.135456730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20" calcext:value-type="float">
            <text:p>82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4]+(512-[.C4]))*[.D4]-PI()" office:value-type="float" office:value="-2.03712648631213" calcext:value-type="float">
            <text:p>-2.0371264863</text:p>
          </table:table-cell>
          <table:table-cell table:formula="of:=([.B4]+(512-[.C4]))*[.D4]-PI()" office:value-type="float" office:value="1.88986433067511" calcext:value-type="float">
            <text:p>1.889864330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30" calcext:value-type="float">
            <text:p>83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5]+(512-[.C5]))*[.D5]-PI()" office:value-type="float" office:value="-1.91440802328128" calcext:value-type="float">
            <text:p>-1.9144080233</text:p>
          </table:table-cell>
          <table:table-cell table:formula="of:=([.B5]+(512-[.C5]))*[.D5]-PI()" office:value-type="float" office:value="1.95122356219054" calcext:value-type="float">
            <text:p>1.9512235622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60" calcext:value-type="float">
            <text:p>86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6]+(512-[.C6]))*[.D6]-PI()" office:value-type="float" office:value="-2.12916533358527" calcext:value-type="float">
            <text:p>-2.1291653336</text:p>
          </table:table-cell>
          <table:table-cell table:formula="of:=([.B6]+(512-[.C6]))*[.D6]-PI()" office:value-type="float" office:value="2.13530125673681" calcext:value-type="float">
            <text:p>2.135301256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50" calcext:value-type="float">
            <text:p>85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7]+(512-[.C7]))*[.D7]-PI()" office:value-type="float" office:value="-2.09848571782756" calcext:value-type="float">
            <text:p>-2.0984857178</text:p>
          </table:table-cell>
          <table:table-cell table:formula="of:=([.B7]+(512-[.C7]))*[.D7]-PI()" office:value-type="float" office:value="2.07394202522139" calcext:value-type="float">
            <text:p>2.0739420252</text:p>
          </table:table-cell>
          <table:table-cell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512" calcext:value-type="float">
            <text:p>512</text:p>
          </table:table-cell>
          <table:table-cell table:style-name="ce1" table:formula="of:=2*PI()/1024" office:value-type="float" office:value="0.00613592315154256" calcext:value-type="float">
            <text:p>0.0061359232</text:p>
          </table:table-cell>
          <table:table-cell table:style-name="ce1" table:formula="of:=([.A8]+(512-[.C8]))*[.D8]-PI()" office:value-type="float" office:value="-1.30081570812702" calcext:value-type="float">
            <text:p>-1.3008157081</text:p>
          </table:table-cell>
          <table:table-cell table:style-name="ce1" table:formula="of:=([.B8]+(512-[.C8]))*[.D8]-PI()" office:value-type="float" office:value="1.76714586764426" calcext:value-type="float">
            <text:p>1.7671458676</text:p>
          </table:table-cell>
          <table:table-cell office:value-type="string" calcext:value-type="string">
            <text:p>R_HAA</text:p>
          </table:table-cell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512" calcext:value-type="float">
            <text:p>512</text:p>
          </table:table-cell>
          <table:table-cell table:style-name="ce1" table:formula="of:=2*PI()/1024" office:value-type="float" office:value="0.00613592315154256" calcext:value-type="float">
            <text:p>0.0061359232</text:p>
          </table:table-cell>
          <table:table-cell table:style-name="ce1" table:formula="of:=([.A9]+(512-[.C9]))*[.D9]-PI()" office:value-type="float" office:value="-1.79168956025043" calcext:value-type="float">
            <text:p>-1.7916895603</text:p>
          </table:table-cell>
          <table:table-cell table:style-name="ce1" table:formula="of:=([.B9]+(512-[.C9]))*[.D9]-PI()" office:value-type="float" office:value="1.27627201552085" calcext:value-type="float">
            <text:p>1.2762720155</text:p>
          </table:table-cell>
          <table:table-cell office:value-type="string" calcext:value-type="string">
            <text:p>L_HAA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70" calcext:value-type="float">
            <text:p>67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10]+(512-[.C10]))*[.D10]-PI()" office:value-type="float" office:value="-1.4848934026733" calcext:value-type="float">
            <text:p>-1.4848934027</text:p>
          </table:table-cell>
          <table:table-cell table:formula="of:=([.B10]+(512-[.C10]))*[.D10]-PI()" office:value-type="float" office:value="0.969475857943725" calcext:value-type="float">
            <text:p>0.9694758579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50" calcext:value-type="float">
            <text:p>75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11]+(512-[.C11]))*[.D11]-PI()" office:value-type="float" office:value="-0.994019550549896" calcext:value-type="float">
            <text:p>-0.9940195505</text:p>
          </table:table-cell>
          <table:table-cell table:formula="of:=([.B11]+(512-[.C11]))*[.D11]-PI()" office:value-type="float" office:value="1.46034971006713" calcext:value-type="float">
            <text:p>1.460349710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70" calcext:value-type="float">
            <text:p>47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12]+(512-[.C12]))*[.D12]-PI()" office:value-type="float" office:value="-2.71207803298181" calcext:value-type="float">
            <text:p>-2.712078033</text:p>
          </table:table-cell>
          <table:table-cell table:formula="of:=([.B12]+(512-[.C12]))*[.D12]-PI()" office:value-type="float" office:value="-0.257708772364788" calcext:value-type="float">
            <text:p>-0.2577087724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50" calcext:value-type="float">
            <text:p>95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13]+(512-[.C13]))*[.D13]-PI()" office:value-type="float" office:value="-0.564504929941916" calcext:value-type="float">
            <text:p>-0.5645049299</text:p>
          </table:table-cell>
          <table:table-cell table:formula="of:=([.B13]+(512-[.C13]))*[.D13]-PI()" office:value-type="float" office:value="2.68753434037564" calcext:value-type="float">
            <text:p>2.6875343404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14]+(512-[.C14]))*[.D14]-PI()" office:value-type="float" office:value="0.0490873852123404" calcext:value-type="float">
            <text:p>0.0490873852</text:p>
          </table:table-cell>
          <table:table-cell table:formula="of:=([.B14]+(512-[.C14]))*[.D14]-PI()" office:value-type="float" office:value="-2.52800033843554" calcext:value-type="float">
            <text:p>-2.5280003384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50" calcext:value-type="float">
            <text:p>85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15]+(512-[.C15]))*[.D15]-PI()" office:value-type="float" office:value="-0.073631077818511" calcext:value-type="float">
            <text:p>-0.0736310778</text:p>
          </table:table-cell>
          <table:table-cell table:formula="of:=([.B15]+(512-[.C15]))*[.D15]-PI()" office:value-type="float" office:value="2.07394202522139" calcext:value-type="float">
            <text:p>2.0739420252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50" calcext:value-type="float">
            <text:p>85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16]+(512-[.C16]))*[.D16]-PI()" office:value-type="float" office:value="-0.50314569842649" calcext:value-type="float">
            <text:p>-0.5031456984</text:p>
          </table:table-cell>
          <table:table-cell table:formula="of:=([.B16]+(512-[.C16]))*[.D16]-PI()" office:value-type="float" office:value="2.07394202522139" calcext:value-type="float">
            <text:p>2.0739420252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90" calcext:value-type="float">
            <text:p>590</text:p>
          </table:table-cell>
          <table:table-cell office:value-type="float" office:value="505" calcext:value-type="float">
            <text:p>505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17]+(512-[.C17]))*[.D17]-PI()" office:value-type="float" office:value="-2.08621387152447" calcext:value-type="float">
            <text:p>-2.0862138715</text:p>
          </table:table-cell>
          <table:table-cell table:formula="of:=([.B17]+(512-[.C17]))*[.D17]-PI()" office:value-type="float" office:value="0.521553467881118" calcext:value-type="float">
            <text:p>0.5215534679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40" calcext:value-type="float">
            <text:p>74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18]+(512-[.C18]))*[.D18]-PI()" office:value-type="float" office:value="-1.02469916630761" calcext:value-type="float">
            <text:p>-1.0246991663</text:p>
          </table:table-cell>
          <table:table-cell table:formula="of:=([.B18]+(512-[.C18]))*[.D18]-PI()" office:value-type="float" office:value="1.3989904785517" calcext:value-type="float">
            <text:p>1.3989904786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95" calcext:value-type="float">
            <text:p>695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19]+(512-[.C19]))*[.D19]-PI()" office:value-type="float" office:value="-1.11673801358075" calcext:value-type="float">
            <text:p>-1.1167380136</text:p>
          </table:table-cell>
          <table:table-cell table:formula="of:=([.B19]+(512-[.C19]))*[.D19]-PI()" office:value-type="float" office:value="1.12287393673229" calcext:value-type="float">
            <text:p>1.12287393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19:19:58.432650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17:20:34.541852695</meta:creation-date>
    <dc:date>2015-06-16T19:22:02.163165700</dc:date>
    <meta:editing-duration>PT1H32M25S</meta:editing-duration>
    <meta:editing-cycles>4</meta:editing-cycles>
    <meta:generator>LibreOffice/4.2.8.2$Linux_x86 LibreOffice_project/420m0$Build-2</meta:generator>
    <meta:document-statistic meta:table-count="1" meta:cell-count="117" meta:object-count="0"/>
  </office:meta>
</office:document-meta>
</file>